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style="italic" fo:font-weight="bold" officeooo:rsid="0001d300" officeooo:paragraph-rsid="0001d300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officeooo:rsid="0001d300" officeooo:paragraph-rsid="0001d300"/>
    </style:style>
    <style:style style:name="P3" style:family="paragraph" style:parent-style-name="Standard">
      <style:text-properties fo:font-size="20pt" fo:font-style="italic" fo:font-weight="bold" officeooo:rsid="0001d300" officeooo:paragraph-rsid="0001d300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que 2 Día 7</text:p>
      <text:p text:style-name="P2"/>
      <text:p text:style-name="P2"><text:span text:style-name="T1">Fase: 1</text:span> </text:p>
      <text:p text:style-name="P2"/>
      <text:p text:style-name="P2"><text:span text:style-name="T1">Fase: 2</text:span> </text:p>
      <text:p text:style-name="P2"/>
      <text:p text:style-name="P2"><text:span text:style-name="T1">Fase: 3</text:span> </text:p>
      <text:p text:style-name="P2"/>
      <text:p text:style-name="P3">Fase: 4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9:41:19.523945896</meta:creation-date>
    <dc:date>2025-06-16T19:42:57.419929435</dc:date>
    <meta:editing-duration>PT1M38S</meta:editing-duration>
    <meta:editing-cycles>1</meta:editing-cycles>
    <meta:document-statistic meta:table-count="0" meta:image-count="0" meta:object-count="0" meta:page-count="1" meta:paragraph-count="5" meta:word-count="12" meta:character-count="46" meta:non-whitespace-character-count="35"/>
    <meta:generator>LibreOffice/24.8.7.2$Linux_X86_64 LibreOffice_project/f4f281f562fb585d46b0af5755dfe1eb6adc047f</meta:generator>
  </office:meta>
</office:document-meta>
</file>